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5in" fo:margin-right="0in" fo:margin-top="0in" fo:margin-bottom="0in" loext:contextual-spacing="false" fo:line-height="100%" fo:text-indent="-0.25in" style:auto-text-indent="false"/>
      <style:text-properties style:font-name="Arial1" fo:font-size="12pt" style:font-size-asian="12pt" style:font-size-complex="12pt"/>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style:font-name="Arial1" fo:font-size="12pt" style:font-size-asian="12pt" style:font-size-complex="12pt"/>
    </style:style>
    <style:style style:name="P3" style:family="paragraph" style:parent-style-name="Standard">
      <style:paragraph-properties fo:margin-left="0in" fo:margin-right="0in" fo:margin-top="0in" fo:margin-bottom="0in" loext:contextual-spacing="false" fo:line-height="100%" fo:text-indent="0in" style:auto-text-indent="false"/>
      <style:text-properties style:font-name="Arial1" fo:font-size="12pt" style:text-underline-style="none" style:font-size-asian="12pt" style:font-size-complex="12pt"/>
    </style:style>
    <style:style style:name="P4" style:family="paragraph" style:parent-style-name="Standard">
      <style:paragraph-properties fo:margin-top="0in" fo:margin-bottom="0in" loext:contextual-spacing="false" fo:line-height="100%"/>
      <style:text-properties style:font-name="Arial1" fo:font-size="12pt" style:font-size-asian="12pt" style:font-size-complex="12pt"/>
    </style:style>
    <style:style style:name="P5" style:family="paragraph" style:parent-style-name="Standard">
      <style:paragraph-properties fo:margin-top="0in" fo:margin-bottom="0in" loext:contextual-spacing="false" fo:line-height="100%"/>
      <style:text-properties fo:font-variant="normal" fo:text-transform="none" style:font-name="Arial1" fo:font-size="12pt" style:font-size-asian="12pt" style:font-size-complex="12pt"/>
    </style:style>
    <style:style style:name="P6" style:family="paragraph" style:parent-style-name="Standard">
      <style:paragraph-properties fo:margin-top="0in" fo:margin-bottom="0in" loext:contextual-spacing="false" fo:line-height="100%"/>
      <style:text-properties fo:color="#222222" style:font-name="Arial1" fo:font-size="12pt" fo:background-color="#ffffff" style:font-size-asian="12pt" style:font-size-complex="12pt"/>
    </style:style>
    <style:style style:name="P7" style:family="paragraph" style:parent-style-name="Standard" style:master-page-name="">
      <style:paragraph-properties fo:margin-left="-0.0209in" fo:margin-right="0in" fo:margin-top="0in" fo:margin-bottom="0in" loext:contextual-spacing="false" fo:line-height="100%" fo:text-align="start" style:justify-single-word="false" fo:text-indent="0.0102in" style:auto-text-indent="false" style:page-number="auto"/>
      <style:text-properties style:font-name="Arial1" fo:font-size="12pt" style:font-size-asian="12pt" style:font-size-complex="12pt"/>
    </style:style>
    <style:style style:name="P8" style:family="paragraph" style:parent-style-name="Standard" style:master-page-name="Standard">
      <style:paragraph-properties fo:margin-left="0.5in" fo:margin-right="0in" fo:margin-top="0in" fo:margin-bottom="0in" loext:contextual-spacing="false" fo:line-height="100%" fo:text-align="center" style:justify-single-word="false" fo:text-indent="-0.25in" style:auto-text-indent="false" style:page-number="auto"/>
      <style:text-properties style:font-name="Arial1" fo:font-size="12pt" style:font-size-asian="12pt" style:font-size-complex="12pt"/>
    </style:style>
    <style:style style:name="P9" style:family="paragraph" style:parent-style-name="Standard" style:list-style-name="WWNum1">
      <style:paragraph-properties fo:margin-left="0in" fo:margin-right="0in" fo:margin-top="0in" fo:margin-bottom="0in" loext:contextual-spacing="false" fo:line-height="100%" fo:text-indent="0in" style:auto-text-indent="false"/>
      <style:text-properties style:font-name="Arial1" fo:font-size="12pt" fo:font-weight="bold" style:font-size-asian="12pt" style:font-weight-asian="bold" style:font-size-complex="12pt" style:font-weight-complex="bold"/>
    </style:style>
    <style:style style:name="P10" style:family="paragraph" style:parent-style-name="Standard" style:list-style-name="WWNum1">
      <style:paragraph-properties fo:margin-left="0in" fo:margin-right="0in" fo:margin-top="0in" fo:margin-bottom="0in" loext:contextual-spacing="false" fo:line-height="100%" fo:text-indent="0in" style:auto-text-indent="false"/>
      <style:text-properties style:font-name="Arial1" fo:font-size="12pt" style:font-size-asian="12pt" style:font-size-complex="12pt"/>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style:font-name="Arial1" fo:font-size="12pt" style:text-underline-style="none" style:font-size-asian="12pt" style:font-size-complex="12pt"/>
    </style:style>
    <style:style style:name="P12" style:family="paragraph" style:parent-style-name="Standard" style:list-style-name="WWNum1">
      <style:paragraph-properties fo:margin-left="0in" fo:margin-right="0in" fo:margin-top="0in" fo:margin-bottom="0in" loext:contextual-spacing="false" fo:line-height="100%" fo:text-indent="0in" style:auto-text-indent="false"/>
      <style:text-properties style:font-name="Arial1" fo:font-size="12pt" style:text-underline-style="none" style:font-size-asian="12pt" style:font-size-complex="12pt"/>
    </style:style>
    <style:style style:name="P13" style:family="paragraph" style:parent-style-name="Standard">
      <style:paragraph-properties fo:margin-left="1in" fo:margin-right="0in" fo:margin-top="0in" fo:margin-bottom="0in" loext:contextual-spacing="false" fo:line-height="100%" fo:text-indent="-0.25in" style:auto-text-indent="false"/>
      <style:text-properties style:font-name="Arial1" fo:font-size="12pt" style:font-size-asian="12pt" style:font-size-complex="12pt"/>
    </style:style>
    <style:style style:name="P14" style:family="paragraph" style:parent-style-name="Standard" style:list-style-name="WWNum1">
      <style:paragraph-properties fo:margin-left="1in" fo:margin-right="0in" fo:margin-top="0in" fo:margin-bottom="0in" loext:contextual-spacing="false" fo:line-height="100%" fo:text-indent="-0.25in" style:auto-text-indent="false"/>
      <style:text-properties style:font-name="Arial1" fo:font-size="12pt" style:font-size-asian="12pt" style:font-size-complex="12pt"/>
    </style:style>
    <style:style style:name="P15" style:family="paragraph" style:parent-style-name="Standard" style:list-style-name="WWNum1">
      <style:paragraph-properties fo:margin-left="1in" fo:margin-right="0in" fo:margin-top="0in" fo:margin-bottom="0in" loext:contextual-spacing="false" fo:line-height="100%" fo:text-indent="-0.25in" style:auto-text-indent="false"/>
      <style:text-properties style:font-name="Arial1" fo:font-size="12pt" style:text-underline-style="none" style:font-size-asian="12pt" style:font-size-complex="12pt"/>
    </style:style>
    <style:style style:name="P16" style:family="paragraph" style:parent-style-name="Standard" style:list-style-name="WWNum1">
      <style:paragraph-properties fo:margin-left="1in" fo:margin-right="0in" fo:margin-top="0in" fo:margin-bottom="0in" loext:contextual-spacing="false" fo:line-height="100%" fo:text-indent="-0.25in" style:auto-text-indent="false"/>
      <style:text-properties fo:font-variant="normal" fo:text-transform="none" fo:color="#000000" style:text-line-through-style="none" style:text-line-through-type="none" style:text-position="0% 100%" style:font-name="Arial1" fo:font-size="12pt" fo:font-style="normal" style:font-size-asian="12pt" style:font-style-asian="normal" style:font-size-complex="12pt"/>
    </style:style>
    <style:style style:name="P17" style:family="paragraph" style:parent-style-name="Standard">
      <style:paragraph-properties fo:margin-top="0in" fo:margin-bottom="0in" loext:contextual-spacing="false" fo:line-height="100%"/>
      <style:text-properties fo:color="#222222" style:font-name="Arial1" fo:font-size="12pt" fo:background-color="#ffffff" style:font-size-asian="12pt" style:font-size-complex="12pt"/>
    </style:style>
    <style:style style:name="P18" style:family="paragraph" style:parent-style-name="Standard">
      <style:paragraph-properties fo:margin-top="0in" fo:margin-bottom="0in" loext:contextual-spacing="false" fo:line-height="100%"/>
      <style:text-properties fo:color="#222222" style:font-name="Arial1" fo:font-size="12pt" officeooo:paragraph-rsid="00033e01" fo:background-color="#ffffff" style:font-size-asian="12pt" style:font-size-complex="12pt"/>
    </style:style>
    <style:style style:name="P19" style:family="paragraph" style:parent-style-name="Standard">
      <style:paragraph-properties fo:margin-top="0in" fo:margin-bottom="0in" loext:contextual-spacing="false" fo:line-height="100%"/>
      <style:text-properties fo:font-variant="normal" fo:text-transform="none" style:font-name="Arial1" fo:font-size="12pt" style:font-size-asian="12pt" style:font-size-complex="12pt"/>
    </style:style>
    <style:style style:name="P20" style:family="paragraph" style:parent-style-name="Standard">
      <style:paragraph-properties fo:margin-top="0in" fo:margin-bottom="0in" loext:contextual-spacing="false" fo:line-height="100%"/>
      <style:text-properties style:font-name="Arial1" fo:font-size="12pt" style:font-size-asian="12pt" style:font-size-complex="12pt"/>
    </style:style>
    <style:style style:name="P21" style:family="paragraph" style:parent-style-name="Standard">
      <style:paragraph-properties fo:margin-top="0in" fo:margin-bottom="0in" loext:contextual-spacing="false" fo:line-height="100%"/>
      <style:text-properties style:font-name="Arial1" fo:font-size="12pt" officeooo:paragraph-rsid="00033e01" style:font-size-asian="12pt" style:font-size-complex="12pt"/>
    </style:style>
    <style:style style:name="P22" style:family="paragraph" style:parent-style-name="Standard">
      <style:paragraph-properties fo:margin-top="0in" fo:margin-bottom="0in" loext:contextual-spacing="false" fo:line-height="100%"/>
      <style:text-properties style:font-name="Arial1" fo:font-size="12pt" officeooo:paragraph-rsid="00044dd6" style:font-size-asian="12pt" style:font-size-complex="12pt"/>
    </style:style>
    <style:style style:name="T1" style:family="text">
      <style:text-properties fo:font-variant="normal" fo:text-transform="none"/>
    </style:style>
    <style:style style:name="T2" style:family="text">
      <style:text-properties fo:font-variant="normal" fo:text-transform="none" fo:background-color="#ffff00" loext:char-shading-value="0"/>
    </style:style>
    <style:style style:name="T3" style:family="text">
      <style:text-properties fo:font-variant="normal" fo:text-transform="none" fo:color="#222222" fo:letter-spacing="normal" fo:background-color="#ffffff" loext:char-shading-value="0"/>
    </style:style>
    <style:style style:name="T4" style:family="text">
      <style:text-properties fo:font-variant="normal" fo:text-transform="none" fo:color="#222222" fo:letter-spacing="normal" fo:font-style="normal" fo:font-weight="normal" fo:background-color="#ffffff" loext:char-shading-value="0"/>
    </style:style>
    <style:style style:name="T5" style:family="text">
      <style:text-properties fo:font-variant="normal" fo:text-transform="none" fo:color="#222222" fo:letter-spacing="normal" fo:font-style="normal" fo:font-weight="normal" officeooo:rsid="000239a9" fo:background-color="#ffffff" loext:char-shading-value="0"/>
    </style:style>
    <style:style style:name="T6" style:family="text">
      <style:text-properties fo:font-variant="normal" fo:text-transform="none" fo:color="#222222" fo:letter-spacing="normal" fo:font-style="italic" fo:font-weight="normal" fo:background-color="#ffffff" loext:char-shading-value="0"/>
    </style:style>
    <style:style style:name="T7" style:family="text">
      <style:text-properties fo:font-style="italic" style:font-style-asian="italic"/>
    </style:style>
    <style:style style:name="T8" style:family="text">
      <style:text-properties style:text-underline-style="none"/>
    </style:style>
    <style:style style:name="T9" style:family="text">
      <style:text-properties style:text-underline-style="none" officeooo:rsid="000239a9"/>
    </style:style>
    <style:style style:name="T10" style:family="text">
      <style:text-properties fo:color="#222222" fo:background-color="#ffffff" loext:char-shading-value="0"/>
    </style:style>
    <style:style style:name="T11" style:family="text">
      <style:text-properties fo:color="#222222" officeooo:rsid="000239a9" fo:background-color="#ffffff" loext:char-shading-value="0"/>
    </style:style>
    <style:style style:name="T12" style:family="text">
      <style:text-properties fo:color="#222222" fo:font-style="italic" fo:background-color="#ffffff" loext:char-shading-value="0" style:font-style-asian="italic"/>
    </style:style>
    <style:style style:name="T13" style:family="text">
      <style:text-properties officeooo:rsid="000239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reless, Noninvasive Beehive Monitoring Network</text:p>
      <text:p text:style-name="P1"/>
      <text:list xml:id="list2558313094490102174" text:style-name="WWNum1">
        <text:list-header>
          <text:p text:style-name="P9">Introduction </text:p>
        </text:list-header>
      </text:list>
      <text:p text:style-name="P2"/>
      <text:p text:style-name="P2">The goal of this project is to develop and test a multimodal, noninvasive, networked beehive health monitor, that would be distributed among apiculturists to aggregate data on beehive health in real-time.</text:p>
      <text:p text:style-name="P2"/>
      <text:list xml:id="list162021185460015" text:continue-numbering="true" text:style-name="WWNum1">
        <text:list-header>
          <text:p text:style-name="P10">Pollinators perform an important ecological service in the reproduction of 70% of plant species. Of pollinators, honeybees (<text:span text:style-name="T7">Apis mellifera</text:span>) are special in their gathering of large amounts of pollen for food, in the process transferring pollen between flowers. Colony Collapse Disorder (CCD), named in 2007, reflects part of a decades long decline in the population of managed honeybees [<text:span text:style-name="T13">1</text:span>]. CCD is characterized by a sudden colony die-off where worker bees fly off and abandon the hive. This is of particular concern, as agricultural production of pollinator dependent crops is increasing to meet the food needs of a growing human population.The USDA’s “Report on the National Stakeholders Conference on Honeybee Health” provides a basis for understanding the root causes of these population declines [<text:span text:style-name="T13">2</text:span>]. Several causes have worked in concert. Invasive <text:span text:style-name="T7">Varroa destructor</text:span> mites is the primary concern, detrimental on its own and known to amplify viruses' effect, including Deformed Wing Virus. Lack of forage <text:s/>leads to decreased food stores, and suppression of bee gut microbiota. Depressed immunity also results from chronic sublethal pesticide exposure. The changes result in physically detectable changes to the bees appearance and foraging behavior, as well as the hive as a whole, in terms of swarming, food stores and population. </text:p>
          <text:list>
            <text:list-header>
              <text:p text:style-name="P10"/>
              <text:p text:style-name="P10">According to the “Pollinator Research Action Plan” goals <text:span text:style-name="T13">[3]</text:span>, the aim of US government-sponsored research is to reduce honeybee overwintering losses to no more than 15%. Part of this overall goal is to establish a baseline for the current state of honeybee health. While there are honeybee censuses [<text:span text:style-name="T13">4</text:span>], there exists no monitoring system for the health status of managed hives in the US. Such a network of standardized beehive monitors would enable researchers to mine data associated with crop and apiary management practices with measures of colony fitness. <text:s/></text:p>
              <text:p text:style-name="P14"/>
              <text:p text:style-name="P10">Our project’s aim is to design, build, and test a noninvasive, wireless, multimodal beehive monitor that could be used nationwide. In particular, our system would implement visual, audio, and weight sensors to monitor bee health and behavior, as well as hive food content, without having to disturb the hive. As such, apiculturists could install the station easily. With 3G connection, these stations could upload data to a centralized database, enabling real-time monitoring of trends in beehive health. This could form the basis for a network similar to the weather station network of WeatherUnderground. In this way researchers could understand variation of colony losses over space, time, weather, and management practices.</text:p>
              <text:p text:style-name="P10"><text:soft-page-break/>Sensors have been used to m<text:span text:style-name="T8">onitor beehives in previous works. In a similar vein, researchers in Ireland have combined visual, infrared, load cells, particulate monitors, and gas analyzers in the b+WSN and 3b projects [</text:span><text:span text:style-name="T9">5, 6</text:span><text:span text:style-name="T8">]. Beelab is an open source Canadian project, providing apiculturists with a highly simplified kit for hive data collection [</text:span><text:span text:style-name="T9">7</text:span><text:span text:style-name="T8">]. So far, there is no US based project with these goals. Furthermore, previous works are invasive to the hive to collect meaningful data – placing a night-vision camera inside the hive may produce useful information, <text:s/>but would disturb the hive and would have reduced acceptance among stakeholders.</text:span></text:p>
              <text:p text:style-name="P15"/>
              <text:p text:style-name="P12">It's clear that several sensing modalities can be useful for monitoring hive health, and be non invasive. Researchers have implemented video and computer vision systems to monitor bees outside of the hive with success [<text:span text:style-name="T13">8, 9</text:span>]. And while the presence or lack of certain miticides might be most indicative of CCD, increased bee head size and asymmetry are also indicators [<text:span text:style-name="T13">10</text:span>] that can be detected with computer vision. DWV can be detected visually as well [<text:span text:style-name="T13">11</text:span>]. Sound is an indicator of hive status as well. The queen emits a particular sound prior to a swarm (“piping”), and this has been detected in previous works using microphones [<text:span text:style-name="T13">12, 13</text:span>]. Hive weight can indicate activity and food stores, and monitoring efforts have been made in the past [<text:span text:style-name="T13">14</text:span>], requiring load cells. Such a measurement system would allow noninvasive monitoring of the colony's food. </text:p>
              <text:p text:style-name="P12"/>
              <text:p text:style-name="P12">By combining computer vision, audio monitoring, and weight measurement, <text:s/>a hive's health status can be well described. Further, with access to wireless networks and solar power, and meta-data regarding management practices, this information can be monitored remotely and aggregated for analysis and prediction. Keeping the system simple, inexpensive, and noninvasive will increase acceptance among stakeholders.</text:p>
            </text:list-header>
          </text:list>
        </text:list-header>
      </text:list>
      <text:p text:style-name="P3"/>
      <text:p text:style-name="P3">The specific objectives of the proposed research are to develop a system are to alert farmers to health problems with their hive, through visual, audio, and electromagnetic sensors, and to network the sensors to permit aggregation of data on hive health for future analysis. These objectives meet the Program Area A1112 priority of elucidation of individual or interacting factors that affect pollinator populations that will lead to the development of novel tools and technologies to mitigate their losses. The proposal largely depends on established techniques, but this seed grant will allow us to establish a program of beehive sensor research. Potential future outcomes include novel sensing modalities, such as electromagnetic honey content and pesticide concentration monitoring.</text:p>
      <text:p text:style-name="P3"/>
      <text:p text:style-name="P3">Approach</text:p>
      <text:p text:style-name="P3"/>
      <text:p text:style-name="P3">Tasks</text:p>
      <text:p text:style-name="P3"/>
      <text:p text:style-name="P3">The planned research is comprised of five main tasks: computer vision algorithm development, audio sensor design, electromagnetic sensor design, sensor integration and programming, and field implementation.</text:p>
      <text:p text:style-name="P3"/>
      <text:p text:style-name="P3"><text:soft-page-break/>1. Computer Vision Algorithm Development</text:p>
      <text:p text:style-name="P3"/>
      <text:p text:style-name="P3">In order to provide targeted data, images of the hive entrance need to meet certain requirements. Images must only be acquired when workers are present, and workers' features need to be extracted. Thus, a program will be developed that takes a video stream and captures images when bees are present, as in [<text:span text:style-name="T13">9</text:span>]. Within the captured images, bees will be identified using feature extraction, such as SURF and and training using Support Vector Machines, similar to the techniques described in [<text:span text:style-name="T13">8</text:span>]. Additional machine learning algorithms will be implemented and trained using human experts to distinguish healthy from diseased bees. The computer vision algorithm will be developed using test images and existing video on a desktop computer.</text:p>
      <text:p text:style-name="P3"/>
      <text:p text:style-name="P3">2. Audio Processor Design</text:p>
      <text:p text:style-name="P3"/>
      <text:p text:style-name="P3">A microphone on the side of the hive will pick up audio and amplify it, after which it will <text:s/>be digitized and processed. The microphone/amplifier/digitization circuit will be designed and constructed. Audio frequencies below 1 kHz are sufficient for detection of swarms. A software algorithm that analyzes the spectral content will be developed that pinpoints swarming events following the techniques described in [<text:span text:style-name="T13">12</text:span>].</text:p>
      <text:p text:style-name="P3"/>
      <text:p text:style-name="P3">3. Load Sensor Design</text:p>
      <text:p text:style-name="P3"/>
      <text:p text:style-name="P3">A hive weight monitor will be designed to support the high weights (&gt;200lb) of a full hive, and measure small changes with time. This can be done using off-the-shelf load cells and amplifiers. The signal will be digitized and logged.</text:p>
      <text:p text:style-name="P3"/>
      <text:p text:style-name="P3">Sensor Integration</text:p>
      <text:p text:style-name="P3"/>
      <text:p text:style-name="P3">The three sensing systems will be integrated into one datalogging system using a low-power embedded computer, such as the Raspberry Pi [<text:span text:style-name="T13">15</text:span>], which would also implement the CV algorithm. This computer would perform the image processing and log all data. In addition, it would serve the data to a web interface and central database that will be designed and programmed for this task. </text:p>
      <text:p text:style-name="P3"/>
      <text:p text:style-name="P3">Field Implementation</text:p>
      <text:p text:style-name="P3"/>
      <text:p text:style-name="P3">Finally, the sensors and embedded computer will be installed on a test hive. A weatherproof housing will be designed and fabricated. <text:s/>The system will be powered by solar cells. A 3G connection will allow wireless data upload. The system will be monitored and debugged during the following 3 months. </text:p>
      <text:p text:style-name="P3"/>
      <text:p text:style-name="P3">Timeline</text:p>
      <text:p text:style-name="P3"/>
      <text:p text:style-name="P3">Tasks 1-3 will be performed during February-May 2017. Task 4 will be completed in the 2 months following 1-3. Task 5, field implementation, will follow, for a duration of 3 months.</text:p>
      <text:p text:style-name="P3"><text:soft-page-break/>Pitfalls</text:p>
      <text:p text:style-name="P3"/>
      <text:p text:style-name="P3">There are several potential difficulties with this project. First, computer vision algorithm development is challenging, and depends largely on the quality of the test dataset. Gathering enough extant test video of beehive entrances, and formulating an effective feature extraction and analysis algorithm, may prove more time-consuming than anticipated. Second, the required sensitivity of the microphone and load cells are as yet unknown, and method of dynamically adjusting both for environmental factors (ie, loud noises and hive shifts due to maintenance) will need to be developed. Third, the field implementation will need to be kept highly power efficient to support such processor-intensive activities, such as computer vision, as well as wireless networking. At worst it may require <text:s/>supplemental power, perhaps instead relying on power-over-ethernet. Finally, the system cost should be kept low enough that it would be readily accepted by apiculturists, so that data could be aggregated.</text:p>
      <text:p text:style-name="P13"/>
      <text:p text:style-name="P21"><text:span text:style-name="T11">[1] </text:span><text:span text:style-name="T10">Spivak, Marla, et al. "The Plight of the Bees." </text:span><text:span text:style-name="T12">Environmental science &amp; technology</text:span><text:span text:style-name="T10"> 45.1 (2010): 34-38.</text:span></text:p>
      <text:p text:style-name="P21"/>
      <text:p text:style-name="P18"><text:span text:style-name="T13">[2] </text:span>National Honey Bee Health Stakeholder Conference Steering Committee. "Report on the National Stakeholder’s Conference on Honey Bee Health." (2012).</text:p>
      <text:p text:style-name="P18"/>
      <text:p text:style-name="P21"><text:span text:style-name="T11">[3] </text:span><text:span text:style-name="T10">Pollinator Health Task Force. "Pollinator Research Action Plan." (2015). </text:span>Alexandria, Virginia. <text:a xlink:type="simple" xlink:href="https://www.whitehouse.gov/sites/default/files/microsites/ostp/Pollinator%20Research%20Action%20Plan%202015.pdf" text:style-name="Internet_20_link" text:visited-style-name="Visited_20_Internet_20_Link">https://www.whitehouse.gov/sites/default/files/microsites/ostp/Pollinator%20Research%20Action%20Plan%202015.pdf</text:a></text:p>
      <text:p text:style-name="P21"/>
      <text:p text:style-name="P21"><text:span text:style-name="T11">[4] </text:span><text:span text:style-name="T10">Vanengelsdorp, Dennis, et al. "A survey of managed honey bee colony losses in the USA, fall 2009 to winter 2010." </text:span><text:span text:style-name="T12">Journal of Apicultural Research</text:span><text:span text:style-name="T10">50.1 (2011): 1-10.</text:span></text:p>
      <text:p text:style-name="P21"/>
      <text:p text:style-name="P21"><text:span text:style-name="T11">[5] </text:span><text:span text:style-name="T10">Murphy, Fiona Edwards, et al. "Big brother for bees (3B)—Energy neutral platform for remote monitoring of beehive imagery and sound." </text:span><text:span text:style-name="T12">Advances in Sensors and Interfaces (IWASI), 2015 6th IEEE International Workshop on</text:span><text:span text:style-name="T10">. IEEE, 2015.</text:span></text:p>
      <text:p text:style-name="P21"><text:span text:style-name="T10"/></text:p>
      <text:p text:style-name="P21"><text:span text:style-name="T11">[6] </text:span><text:span text:style-name="T10">Murphy, Fiona Edwards, et al. "b+WSN: Smart beehive for agriculture, environmental, and honey bee health monitoring—Preliminary results and analysis." </text:span><text:span text:style-name="T12">Sensors Applications Symposium (SAS), 2015 IEEE</text:span><text:span text:style-name="T10">. IEEE, 2015.</text:span></text:p>
      <text:p text:style-name="P21"/>
      <text:p text:style-name="P21"><text:span text:style-name="T11">[7] </text:span><text:span text:style-name="T10">Phillips, Robert Daniel, et al. "Testing a grassroots citizen science venture using open design, the bee lab project." </text:span><text:span text:style-name="T12">Proceedings of the extended abstracts of the 32nd annual ACM conference on Human factors in computing systems</text:span><text:span text:style-name="T10">. ACM, 2014.</text:span></text:p>
      <text:p text:style-name="P21"/>
      <text:p text:style-name="P21"><text:span text:style-name="T11">[8] </text:span><text:span text:style-name="T10">Azarcoya-Cabiedes, Willy, et al. "Automatic detection of bumblebees using video analysis." </text:span><text:span text:style-name="T12">Dyna</text:span><text:span text:style-name="T10"> 81.187 (2014): 81-84.</text:span></text:p>
      <text:p text:style-name="P18"/>
      <text:p text:style-name="P21"><text:soft-page-break/><text:span text:style-name="T5">[9] </text:span><text:span text:style-name="T4">Campbell, Jason, Lily Mummert, and Rahul Sukthankar. "Video monitoring of honey bee colonies at the hive entrance." </text:span><text:span text:style-name="T6">Visual observation &amp; analysis of animal &amp; insect behavior, ICPR</text:span><text:span text:style-name="T3"> </text:span><text:span text:style-name="T4">8 (2008): 1-4.</text:span><text:span text:style-name="T10"> </text:span></text:p>
      <text:p text:style-name="P21"/>
      <text:p text:style-name="P22"><text:span text:style-name="T11">[10] </text:span><text:span text:style-name="T10">Speybroeck, Niko, et al. "Weighing risk factors associated with bee colony collapse disorder by classification and regression tree analysis." </text:span><text:span text:style-name="T12">Journal of Economic Entomology</text:span><text:span text:style-name="T10"> 103.5 (2010): 1517-1523.</text:span></text:p>
      <text:p text:style-name="P22"/>
      <text:p text:style-name="P22"><text:span text:style-name="T11">[11] </text:span><text:span text:style-name="T10">De Miranda, Joachim R., and Elke Genersch. "Deformed wing virus." </text:span><text:span text:style-name="T12">Journal of Invertebrate Pathology</text:span><text:span text:style-name="T10"> 103 (2010): S48-S61.</text:span></text:p>
      <text:p text:style-name="P18"><text:span text:style-name="T10"/></text:p>
      <text:p text:style-name="P4"><text:span text:style-name="T11">[12] </text:span><text:span text:style-name="T10">Ferrari, Sara, et al. "Monitoring of swarming sounds in bee hives for early detection of the swarming period." </text:span><text:span text:style-name="T12">Computers and electronics in agriculture</text:span><text:span text:style-name="T10">64.1 (2008): 72-77.</text:span></text:p>
      <text:p text:style-name="P4"/>
      <text:p text:style-name="P4"><text:span text:style-name="T11">[13] </text:span><text:span text:style-name="T10">Eren, Halit, Lynne Whiffler, and Robert Manning. "Electronic sensing and identification of queen bees in honeybee colonies." </text:span><text:span text:style-name="T12">Instrumentation and Measurement Technology Conference, 1997. IMTC/97. Proceedings. Sensing, Processing, Networking., IEEE</text:span><text:span text:style-name="T10">. Vol. 2. IEEE, 1997.</text:span></text:p>
      <text:p text:style-name="P6"/>
      <text:p text:style-name="P4"><text:span text:style-name="T11">[14] </text:span><text:span text:style-name="T10">Meikle, William G., et al. "Within-day variation in continuous hive weight data as a measure of honey bee colony activity." </text:span><text:span text:style-name="T12">Apidologie</text:span><text:span text:style-name="T10"> 39.6 (2008): 694-707.</text:span></text:p>
      <text:p text:style-name="P6"/>
      <text:p text:style-name="P7"><text:span text:style-name="T5">[15] </text:span><text:span text:style-name="T4">Edwards, Chris. "Not-so-humble raspberry pi gets big ideas." </text:span><text:span text:style-name="T6">Engineering &amp; Technology</text:span><text:span text:style-name="T3"> </text:span><text:span text:style-name="T4">8.3 (2013): 30-33.</text:span><text:span text:style-name="T10"> </text:span></text:p>
      <text:list xml:id="list162021081900139" text:continue-numbering="true" text:style-name="WWNum1">
        <text:list-item>
          <text:list>
            <text:list-header>
              <text:p text:style-name="P16"/>
            </text:list-header>
          </text:list>
        </text:list-item>
      </text:list>
      <text:p text:style-name="P5"/>
      <text:p text:style-name="P4"><text:soft-page-break/><text:span text:style-name="T1">d. Field 10. </text:span><text:span text:style-name="T2">Facilities &amp; Other Resources</text:span><text:span text:style-name="T1"> – PDF Attachment. No Page Limit. Title the attachment as ‘Facilities &amp; Other Resources’ in the document header and save file as ‘FacilitiesOtherResources’.</text:span></text:p>
      <text:p text:style-name="P4"><text:span text:style-name="T1">e. Field 11. </text:span><text:span text:style-name="T2">Equipment </text:span><text:span text:style-name="T1">– PDF Attachment. No Page Limit. Title the attachment as ‘Equipment’ in the document header and save file as ‘Equipment’.</text:span></text:p>
      <text:p text:style-name="P5">Describe available equipment. Items of nonexpendable equipment necessary to conduct and successfully complete the proposed project should be listed in Field C., of the R&amp;R Budget and described in the Budget Justification (see PART IV, C. 6., below).</text:p>
      <text:p text:style-name="P4"><text:span text:style-name="T1">f. Field 12. </text:span><text:span text:style-name="T2">Other Attachments</text:span></text:p>
      <text:p text:style-name="P5">The following instructions are in addition to those noted in Part V, 4.12, of the NIFA Grants.gov Application Guide.</text:p>
      <text:p text:style-name="P5">1) Key Personnel Roles – PDF Attachment. 2-Page Limit. Title the attachment as ‘Key Personnel’ and save file as ‘KeyPersonnel’.</text:p>
      <text:p text:style-name="P5"/>
      <text:p text:style-name="P5">4) Data Management Plan (DMP) - PDF Attachment. Required for Research Project and Integrated Project Grants. 2-Page Limit. Title the attachment as ‘Data Management Plan’ and save file as ‘DataManagementPlan’.</text:p>
      <text:p text:style-name="P5"><text:soft-page-break/>The DMP should clearly articulate how the project director (PD) and co-PDs plan to manage and disseminate data generated by the project. NIFA and reviewers will consider the DMP during the merit review process. NIFA is aware of the need to provide flexibility in assessing DMPs. The DMP must not exceed the two-page limit and should contain the following components depending on the type of research being conducted.</text:p>
      <text:p text:style-name="P5">a. Expected Data Type</text:p>
      <text:p text:style-name="P5">Describe the type of data (e.g. digital, non-digital) and how they will be generated (lab work, field work, surveys, etc.). Are these primary or metadata?</text:p>
      <text:p text:style-name="P5">b. Data Format</text:p>
      <text:p text:style-name="P5">For scientific data to be readily accessible and usable it is critical to use an appropriate community-recognized standard and machine readable formats when they exist. The data should preferentially be stored in recognized public databases appropriate for the type of research conducted. Regardless of the format used (notebook, samples, images, spreadsheet, etc.), that data set should contain enough information to allow independent investigators to understand, validate, and use the data.</text:p>
      <text:p text:style-name="P5">c. Data Storage and Preservation</text:p>
      <text:p text:style-name="P5">Scientific data should be stored in a safe environment with adequate measures taken for its long-term preservation. Applicants should describe plans for storing and preserving their data during and after the project and specify the data repositories, if they exist. They should outline strategies, tools, and contingency plans that will be used to avoid data loss, degradation, or damage.</text:p>
      <text:p text:style-name="P4"/>
      <text:p text:style-name="P5">d. Data Sharing and Public Access</text:p>
      <text:p text:style-name="P5">Describe your data access and sharing procedures during and after the grant. Provide any restrictions such as copyright, confidentiality, patent, appropriate credit, disclaimers, or conditions for use of the data by other parties.</text:p>
      <text:p text:style-name="P4"/>
      <text:p text:style-name="P5">e. Roles and Responsibilities</text:p>
      <text:p text:style-name="P5">Who will ensure DMP implementation? This is particularly important for multi-investigator and multi-institutional projects. Provide a contingency plan in case key personnel leave the project. Also, what resources will be needed for the DMP? If funds are needed, have they been added to the budget request and budget narrative? Projects must budget sufficient resources to develop and implement the proposed DMP.</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Mangal1" svg:font-family="Mangal"/>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3" style:font-family-asian="Arial"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style>
    <style:style style:name="Heading_20_2" style:display-name="Heading 2" style:family="paragraph" style:parent-style-name="normal" style:next-style-name="Text_20_body" style:default-outline-level="2" style:list-style-name=""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3" style:font-family-asian="Arial"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style>
    <style:style style:name="Heading_20_3" style:display-name="Heading 3" style:family="paragraph" style:parent-style-name="normal" style:next-style-name="Text_20_body" style:default-outline-level="3" style:list-style-name=""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3" style:font-family-asian="Arial" style:font-family-generic-asian="system" style:font-pitch-asian="variable" style:font-size-asian="14pt" style:font-style-asian="normal" style:font-weight-asian="normal"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3" style:font-family-asian="Arial"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Text_20_body" style:default-outline-level="5" style:list-style-name=""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style:style>
    <style:style style:name="Heading_20_6" style:display-name="Heading 6" style:family="paragraph" style:parent-style-name="normal" style:next-style-name="Text_20_body" style:default-outline-level="6" style:list-style-name=""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3" style:font-family-asian="Arial" style:font-family-generic-asian="system" style:font-pitch-asian="variable" style:font-size-asian="11pt" style:font-style-asian="italic" style:font-weight-asian="normal" style:font-name-complex="Arial3" style:font-family-complex="Arial" style:font-family-generic-complex="system" style:font-pitch-complex="variable" style:font-size-complex="11pt"/>
    </style:style>
    <style:style style:name="Title" style:family="paragraph" style:parent-style-name="normal" style:next-style-name="Subtitle" style:default-outline-level="" style:list-style-name=""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3" style:font-family-asian="Arial" style:font-family-generic-asian="system" style:font-pitch-asian="variable" style:font-size-asian="26pt" style:font-style-asian="normal" style:font-weight-asian="normal" style:font-name-complex="Arial3" style:font-family-complex="Arial" style:font-family-generic-complex="system" style:font-pitch-complex="variable" style:font-size-complex="26pt" style:font-weight-complex="bold"/>
    </style:style>
    <style:style style:name="Subtitle" style:family="paragraph" style:parent-style-name="normal" style:next-style-name="Text_20_body" style:default-outline-level="" style:list-style-name=""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3" style:font-family-asian="Arial" style:font-family-generic-asian="system" style:font-pitch-asian="variable" style:font-size-asian="15pt" style:font-style-asian="normal" style:font-weight-asian="normal" style:font-name-complex="Arial3" style:font-family-complex="Arial" style:font-family-generic-complex="system" style:font-pitch-complex="variable" style:font-size-complex="15pt" style:font-style-complex="italic"/>
    </style:style>
    <style:style style:name="ListLabel_20_1" style:display-name="ListLabel 1" style:family="text">
      <style:text-properties fo:font-size="11pt" style:text-underline-style="none" fo:font-weight="normal" style:font-name-asian="Arial3" style:font-family-asian="Arial" style:font-family-generic-asian="system" style:font-pitch-asian="variable" style:font-size-asian="11pt" style:font-weight-asian="normal" style:font-name-complex="Arial3"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3.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4.7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6.7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7.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30T16:20:20.543875558</dc:date>
    <meta:generator>LibreOffice/5.0.5.2$Linux_X86_64 LibreOffice_project/00m0$Build-2</meta:generator>
    <meta:editing-duration>PT5H17S</meta:editing-duration>
    <meta:editing-cycles>5</meta:editing-cycles>
    <meta:document-statistic meta:table-count="0" meta:image-count="0" meta:object-count="0" meta:page-count="7" meta:paragraph-count="60" meta:word-count="2281" meta:character-count="15175" meta:non-whitespace-character-count="12937"/>
  </office:meta>
</office:document-meta>
</file>